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weight="bold"/>
    </style:style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color="#ff0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Wymagania projektowe</text:h>
      <text:p text:style-name="Text_20_body"><text:span text:style-name="T1">Aplikacja Web</text:span><text:line-break/>Wersja minimalna projektu (13 punktów) - nawiązanie połączenia z bazą danych  SQL Server + możliwość dodawania, edycji, usuwania rekordów w poszczególnych tabelach (zgodnie z tematem projektu). <text:line-break/>Dodatkowo:</text:p>
      <text:list xml:id="list513602078106993496" text:style-name="L1">
        <text:list-item>
          <text:p text:style-name="P4">użycie kaskadowych arkuszy styli (CSS) - 2 punkt </text:p>
        </text:list-item>
        <text:list-item>
          <text:p text:style-name="P4">funkcjonalność złożonego wyszukiwania rekordów - 2 punkt </text:p>
        </text:list-item>
        <text:list-item>
          <text:p text:style-name="P4">tryb zarejestrowanego użytkownika witryny (domyślnie: zakładamy wyłącznie przeglądanie rekordów w tabeli; zarejestrowany użytkownik po zalogowaniu ma mieć dostęp do dodatkowych opcji - związanych z jego profilem) - 2 punkt </text:p>
        </text:list-item>
        <text:list-item>
          <text:p text:style-name="P4">tryb administratora witryny (zarządzanie poszczególnymi kategoriami po zalogowaniu się z uprawnieniami administratora) - 2 punkt </text:p>
        </text:list-item>
        <text:list-item>
          <text:p text:style-name="P4">estetyka projektu - 1 punkt </text:p>
        </text:list-item>
        <text:list-item>
          <text:p text:style-name="P4">użycie bardziej zaawansowanych technologii (np. AJAX, JavaScript) - 2 punkt </text:p>
        </text:list-item>
        <text:list-item>
          <text:p text:style-name="P1">walidacja - 2 punkt </text:p>
        </text:list-item>
      </text:list>
      <text:p text:style-name="Text_20_body"> </text:p>
      <text:p text:style-name="Text_20_body"> </text:p>
      <text:p text:style-name="P2">Aplikacja standalone</text:p>
      <text:p text:style-name="Text_20_body">Wersja minimalna projektu (13 punktów) - nawiązanie połączenia z bazą danych + możliwość dodawania, edycji, usuwania rekordów w poszczególnych tabelach (zgodnie z tematem projektu). <text:line-break/>Dodatkowo:</text:p>
      <text:list xml:id="list3339155524650569630" text:style-name="L2">
        <text:list-item>
          <text:p text:style-name="P5">funkcjonalność złożonego wyszukiwania rekordów - 2 punkt </text:p>
        </text:list-item>
        <text:list-item>
          <text:p text:style-name="P5">tryb zarejestrowanego użytkownika (domyślnie: zakładamy wyłącznie przeglądanie rekordów w tabeli; zarejestrowany użytkownik po zalogowaniu ma mieć dostęp do dodatkowych opcji - związanych z jego profilem) - 2 punkt </text:p>
        </text:list-item>
        <text:list-item>
          <text:p text:style-name="P5">tryb administratora (zarządzanie poszczególnymi kategoriami po zalogowaniu się z uprawnieniami administratora) - 2 punkt </text:p>
        </text:list-item>
        <text:list-item>
          <text:p text:style-name="P5">estetyka projektu - 2 punkt </text:p>
        </text:list-item>
        <text:list-item>
          <text:p text:style-name="P5">użycie bardziej zaawansowanych technologii (np. raportowanie, wykresy) - 3 punkt </text:p>
        </text:list-item>
        <text:list-item>
          <text:p text:style-name="P3">walidacja - 2 punkt </text:p>
        </text:list-item>
      </text:list>
      <text:p text:style-name="P2"><text:bookmark text:name="yui_3_17_2_1_1494573253782_108"/>Termin realizacji: <text:span text:style-name="T2">30 kwietnia 2017 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2.2.2$Windows_x86 LibreOffice_project/8f96e87c890bf8fa77463cd4b640a2312823f3ad</meta:generator>
    <dc:date>2017-05-12T09:15:02.265000000</dc:date>
    <meta:document-statistic meta:table-count="0" meta:image-count="0" meta:object-count="0" meta:page-count="1" meta:paragraph-count="20" meta:word-count="223" meta:character-count="1609" meta:non-whitespace-character-count="1399"/>
    <meta:user-defined meta:name="Info 1"/>
    <meta:user-defined meta:name="Info 2"/>
    <meta:user-defined meta:name="Info 3"/>
    <meta:user-defined meta:name="Info 4"/>
  </office:meta>
</office:document-meta>
</file>